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style:font-name="DejaVu Sans" officeooo:paragraph-rsid="000fe616"/>
    </style:style>
    <style:style style:name="P2" style:family="paragraph" style:parent-style-name="Heading_20_2">
      <style:text-properties style:font-name="DejaVu Sans" officeooo:rsid="000fe616" officeooo:paragraph-rsid="000fe616"/>
    </style:style>
    <style:style style:name="P3" style:family="paragraph" style:parent-style-name="Text_20_body">
      <style:text-properties style:font-name="DejaVu Sans" officeooo:rsid="000fe616" officeooo:paragraph-rsid="000fe616"/>
    </style:style>
    <style:style style:name="P4" style:family="paragraph" style:parent-style-name="Text_20_body">
      <style:text-properties style:font-name="DejaVu Sans" officeooo:paragraph-rsid="000fe616"/>
    </style:style>
    <style:style style:name="P5" style:family="paragraph" style:parent-style-name="Text_20_body">
      <style:text-properties style:font-name="DejaVu Sans" officeooo:rsid="001088a0" officeooo:paragraph-rsid="001088a0"/>
    </style:style>
    <style:style style:name="P6" style:family="paragraph" style:parent-style-name="Text_20_body">
      <style:text-properties style:font-name="DejaVu Sans" fo:font-weight="bold" officeooo:rsid="001088a0" officeooo:paragraph-rsid="001088a0" style:font-weight-asian="bold" style:font-weight-complex="bold"/>
    </style:style>
    <style:style style:name="P7" style:family="paragraph" style:parent-style-name="Text_20_body">
      <style:text-properties style:font-name="DejaVu Sans" officeooo:rsid="0011b6d0" officeooo:paragraph-rsid="0011b6d0"/>
    </style:style>
    <style:style style:name="P8" style:family="paragraph" style:parent-style-name="Text_20_body" style:list-style-name="L1">
      <style:text-properties officeooo:paragraph-rsid="001088a0"/>
    </style:style>
    <style:style style:name="P9" style:family="paragraph" style:parent-style-name="Text_20_body" style:list-style-name="L1">
      <style:text-properties officeooo:rsid="001088a0" officeooo:paragraph-rsid="001088a0"/>
    </style:style>
    <style:style style:name="P10" style:family="paragraph" style:parent-style-name="Text_20_body" style:list-style-name="L1">
      <style:text-properties officeooo:rsid="0011b6d0" officeooo:paragraph-rsid="0011b6d0"/>
    </style:style>
    <style:style style:name="P11" style:family="paragraph" style:parent-style-name="Text_20_body">
      <style:text-properties officeooo:rsid="0011b6d0" officeooo:paragraph-rsid="0011b6d0"/>
    </style:style>
    <style:style style:name="P12" style:family="paragraph" style:parent-style-name="Text_20_body">
      <style:text-properties officeooo:rsid="0011b6d0" officeooo:paragraph-rsid="001280af"/>
    </style:style>
    <style:style style:name="P13" style:family="paragraph" style:parent-style-name="Text_20_body">
      <style:text-properties officeooo:rsid="0011b6d0" officeooo:paragraph-rsid="00158531"/>
    </style:style>
    <style:style style:name="P14" style:family="paragraph" style:parent-style-name="Text_20_body">
      <style:text-properties officeooo:rsid="001280af" officeooo:paragraph-rsid="001280af"/>
    </style:style>
    <style:style style:name="P15" style:family="paragraph" style:parent-style-name="Text_20_body">
      <style:text-properties officeooo:rsid="00158531" officeooo:paragraph-rsid="001280af"/>
    </style:style>
    <style:style style:name="P16" style:family="paragraph" style:parent-style-name="Text_20_body">
      <style:text-properties officeooo:rsid="00158531" officeooo:paragraph-rsid="00158531"/>
    </style:style>
    <style:style style:name="P17" style:family="paragraph" style:parent-style-name="Heading_20_3">
      <style:text-properties style:font-name="DejaVu Sans"/>
    </style:style>
    <style:style style:name="P18" style:family="paragraph" style:parent-style-name="Heading_20_3">
      <style:text-properties style:font-name="DejaVu Sans" officeooo:rsid="000fe616" officeooo:paragraph-rsid="000fe616"/>
    </style:style>
    <style:style style:name="T1" style:family="text">
      <style:text-properties officeooo:rsid="000fe616"/>
    </style:style>
    <style:style style:name="T2" style:family="text">
      <style:text-properties fo:font-weight="bold" style:font-weight-asian="bold" style:font-weight-complex="bold"/>
    </style:style>
    <style:style style:name="T3" style:family="text">
      <style:text-properties officeooo:rsid="001088a0"/>
    </style:style>
    <style:style style:name="T4" style:family="text">
      <style:text-properties fo:font-weight="normal" style:font-weight-asian="normal" style:font-weight-complex="normal"/>
    </style:style>
    <style:style style:name="T5" style:family="text">
      <style:text-properties style:font-name="DejaVu Sans" officeooo:rsid="001088a0"/>
    </style:style>
    <style:style style:name="T6" style:family="text">
      <style:text-properties style:font-name="DejaVu Sans" fo:font-weight="bold" style:font-weight-asian="bold" style:font-weight-complex="bold"/>
    </style:style>
    <style:style style:name="T7" style:family="text">
      <style:text-properties style:font-name="DejaVu Sans" fo:font-weight="bold" officeooo:rsid="001088a0" style:font-weight-asian="bold" style:font-weight-complex="bold"/>
    </style:style>
    <style:style style:name="T8" style:family="text">
      <style:text-properties style:font-name="DejaVu Sans" fo:font-weight="bold" officeooo:rsid="00158531" style:font-weight-asian="bold" style:font-weight-complex="bold"/>
    </style:style>
    <style:style style:name="T9" style:family="text">
      <style:text-properties style:font-name="DejaVu Sans" fo:font-weight="normal" style:font-weight-asian="normal" style:font-weight-complex="normal"/>
    </style:style>
    <style:style style:name="T10" style:family="text">
      <style:text-properties style:font-name="DejaVu Sans" fo:font-weight="normal" officeooo:rsid="001088a0" style:font-weight-asian="normal" style:font-weight-complex="normal"/>
    </style:style>
    <style:style style:name="T11" style:family="text">
      <style:text-properties style:font-name="DejaVu Sans" fo:font-weight="normal" officeooo:rsid="001280af" style:font-weight-asian="normal" style:font-weight-complex="normal"/>
    </style:style>
    <style:style style:name="T12" style:family="text">
      <style:text-properties style:font-name="DejaVu Sans" fo:font-weight="normal" officeooo:rsid="00158531" style:font-weight-asian="normal" style:font-weight-complex="normal"/>
    </style:style>
    <style:style style:name="T13" style:family="text">
      <style:text-properties style:font-name="DejaVu Sans" fo:font-style="italic" fo:font-weight="normal" style:font-style-asian="italic" style:font-weight-asian="normal" style:font-style-complex="italic" style:font-weight-complex="normal"/>
    </style:style>
    <style:style style:name="T14" style:family="text">
      <style:text-properties style:font-name="DejaVu Sans" fo:font-style="italic" fo:font-weight="normal" officeooo:rsid="001280af" style:font-style-asian="italic" style:font-weight-asian="normal" style:font-style-complex="italic" style:font-weight-complex="normal"/>
    </style:style>
    <style:style style:name="T15" style:family="text">
      <style:text-properties style:font-name="DejaVu Sans" fo:font-style="italic" fo:font-weight="normal" officeooo:rsid="00158531" style:font-style-asian="italic" style:font-weight-asian="normal" style:font-style-complex="italic" style:font-weight-complex="normal"/>
    </style:style>
    <style:style style:name="T16" style:family="text">
      <style:text-properties style:font-name="DejaVu Sans" fo:font-style="italic" fo:font-weight="bold" style:font-style-asian="italic" style:font-weight-asian="bold" style:font-style-complex="italic" style:font-weight-complex="bold"/>
    </style:style>
    <style:style style:name="T17" style:family="text">
      <style:text-properties style:font-name="DejaVu Sans" fo:font-style="italic" fo:font-weight="bold" officeooo:rsid="00158531" style:font-style-asian="italic" style:font-weight-asian="bold" style:font-style-complex="italic" style:font-weight-complex="bold"/>
    </style:style>
    <style:style style:name="T18" style:family="text">
      <style:text-properties style:font-name="DejaVu San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1">1.0 Basic Operation</text:span></text:h>
      <text:p text:style-name="P3"/>
      <text:p text:style-name="P3">See <text:span text:style-name="T2">2.1 Control Panel Layout</text:span> for the names and locations of the control panel elements <text:span text:style-name="T3">and descriptions</text:span>.</text:p>
      <text:p text:style-name="P3"/>
      <text:p text:style-name="P3">Switch the light control system on via the <text:span text:style-name="T2">power switch</text:span>. The <text:span text:style-name="T2">voltage indicator</text:span> will illuminate <text:span text:style-name="T3">and indicate the launch point battery voltage while the system is switched on</text:span>.</text:p>
      <text:p text:style-name="P3"/>
      <text:p text:style-name="P7">The system draws only a very small amount of quiescent power and may be left on continuously during winch launching operations. It must be switched off at the end of the day when the launch point cabin battery is put onto charge.</text:p>
      <text:p text:style-name="P3"/>
      <text:p text:style-name="P6">Glider Launch Sequence:</text:p>
      <text:list xml:id="list3440930258" text:style-name="L1">
        <text:list-item>
          <text:p text:style-name="P8"><text:span text:style-name="T5">Press and hold the </text:span><text:span text:style-name="T7">up slack button </text:span><text:span text:style-name="T10">to display the “take up slack” sequence on the signal lights. </text:span><text:span text:style-name="T11">The system will emanate regular bleeps.</text:span></text:p>
        </text:list-item>
        <text:list-item>
          <text:p text:style-name="P9"><text:span text:style-name="T9">To display the “all out” </text:span><text:span text:style-name="T12">sequence</text:span><text:span text:style-name="T9">, release the </text:span><text:span text:style-name="T6">up slack button</text:span><text:span text:style-name="T9">, then press and hold the </text:span><text:span text:style-name="T6">all out button</text:span><text:span text:style-name="T9">. </text:span><text:span text:style-name="T11">The system will emanate rapid bleeps.</text:span></text:p>
        </text:list-item>
        <text:list-item>
          <text:p text:style-name="P10"><text:span text:style-name="T9">Once the glider is established in the climb, release the </text:span><text:span text:style-name="T6">all out button</text:span><text:span text:style-name="T9"> </text:span><text:span text:style-name="T11">to cease further signals.</text:span></text:p>
        </text:list-item>
      </text:list>
      <text:p text:style-name="P11"><text:span text:style-name="T9"/></text:p>
      <text:p text:style-name="P13"><text:span text:style-name="T9">If it is necessary to stop the launch, press the </text:span><text:span text:style-name="T6">stop button</text:span><text:span text:style-name="T9">. </text:span><text:span text:style-name="T11">The system will enter stop mode, in which it will display the stop light signal, and will emit a continuous bleep.</text:span></text:p>
      <text:p text:style-name="P14"><text:span text:style-name="T13">It is the responsibility of all persons present to stop a launch if they identify any reason why it cannot safely continue. </text:span><text:span text:style-name="T16">You must </text:span><text:span text:style-name="T17">immediately</text:span><text:span text:style-name="T16"> press the stop button </text:span><text:span text:style-name="T13">if any </text:span><text:span text:style-name="T15">person</text:span><text:span text:style-name="T13"> shouts </text:span><text:span text:style-name="T15">or indicates</text:span><text:span text:style-name="T13"> “Stop”.</text:span></text:p>
      <text:p text:style-name="P15"><text:span text:style-name="T13"/></text:p>
      <text:p text:style-name="P16"><text:span text:style-name="T18">To cancel stop mode, o</text:span><text:span text:style-name="T9">nce the apparent hazard has been established and eliminated, press and release both the </text:span><text:span text:style-name="T6">up slack </text:span><text:span text:style-name="T9">and </text:span><text:span text:style-name="T6">all out</text:span><text:span text:style-name="T9"> buttons simultaneously.</text:span></text:p>
      <text:p text:style-name="P12"><text:span text:style-name="T12"/></text:p>
      <text:p text:style-name="P16"><text:span text:style-name="T9"/></text:p>
      <text:p text:style-name="P5"><text:span text:style-name="T4"/></text:p>
      <text:p text:style-name="P5"><text:soft-page-break/><text:span text:style-name="T4"/></text:p>
      <text:p text:style-name="P3"/>
      <text:p text:style-name="P4"/>
      <text:h text:style-name="P2" text:outline-level="2">2.0 Description</text:h>
      <text:p text:style-name="P4"/>
      <text:p text:style-name="P4"/>
      <text:h text:style-name="P18" text:outline-level="3">2.1 Control Panel Layout</text:h>
      <text:p text:style-name="P4"/>
      <text:h text:style-name="P1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7:51:38.599148760</meta:creation-date>
    <dc:date>2020-11-29T19:24:54.828631916</dc:date>
    <meta:editing-duration>PT50M54S</meta:editing-duration>
    <meta:editing-cycles>3</meta:editing-cycles>
    <meta:generator>LibreOffice/6.0.7.3$Linux_X86_64 LibreOffice_project/00m0$Build-3</meta:generator>
    <meta:document-statistic meta:table-count="0" meta:image-count="0" meta:object-count="0" meta:page-count="2" meta:paragraph-count="13" meta:word-count="262" meta:character-count="1505" meta:non-whitespace-character-count="1259"/>
  </office:meta>
</office:document-meta>
</file>